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160000076A9B61A5E093F767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159cm" svg:stroke-color="#000000" draw:marker-start-width="0.386cm" draw:marker-end-width="0.386cm" draw:stroke-linejoin="miter" svg:stroke-linecap="square" draw:fill="none" fo:padding-top="0.079cm" fo:padding-bottom="0.079cm" fo:padding-left="0.079cm" fo:padding-right="0.079cm"/>
    </style:style>
    <style:style style:name="gr4" style:family="graphic" style:parent-style-name="standard">
      <style:graphic-properties draw:stroke="solid" svg:stroke-width="0.159cm" svg:stroke-color="#0369a3" draw:marker-start-width="0.386cm" draw:marker-end-width="0.386cm" draw:stroke-linejoin="miter" svg:stroke-linecap="square" draw:fill="none" fo:padding-top="0.079cm" fo:padding-bottom="0.079cm" fo:padding-left="0.079cm" fo:padding-right="0.079cm"/>
    </style:style>
    <style:style style:name="gr5" style:family="graphic" style:parent-style-name="standard">
      <style:graphic-properties draw:stroke="dash" draw:stroke-dash="Double_20_Dot" svg:stroke-width="0.035cm" svg:stroke-color="#262626" draw:stroke-linejoin="miter" svg:stroke-linecap="square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62626" draw:stroke-linejoin="miter" svg:stroke-linecap="square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  <style:text-properties style:font-name="Liberation Serif"/>
    </style:style>
    <style:style style:name="P4" style:family="paragraph">
      <loext:graphic-properties draw:fill="none"/>
      <style:text-properties style:font-name="Liberation Serif" fo:font-size="20pt" style:font-size-asian="20pt" style:font-size-complex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262626" style:font-name="Liberation Serif" fo:font-size="20pt" style:font-size-asian="20pt" style:font-name-complex="Helvetica" style:font-size-complex="20pt"/>
    </style:style>
    <style:style style:name="T2" style:family="text">
      <style:text-properties fo:color="#262626" style:font-name="Helvetica" fo:font-size="18pt" style:font-size-asian="18pt" style:font-name-complex="Helvetica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25.4cm" svg:x="0cm" svg:y="0cm" svg:viewBox="0 0 25401 25401" draw:points="0,0 25401,0 25401,25401 0,25401">
          <text:p/>
        </draw:polygon>
        <draw:polygon draw:style-name="gr1" draw:text-style-name="P1" draw:layer="layout" svg:width="25.4cm" svg:height="25.4cm" svg:x="0cm" svg:y="0cm" svg:viewBox="0 0 25401 25401" draw:points="0,0 25401,0 25401,25401 0,25401">
          <text:p/>
        </draw:polygon>
        <draw:polygon draw:style-name="gr1" draw:text-style-name="P1" draw:layer="layout" svg:width="19.685cm" svg:height="16.063cm" svg:x="3.316cm" svg:y="4.227cm" svg:viewBox="0 0 19686 16064" draw:points="0,16064 19686,16064 19686,0 0,0">
          <text:p/>
        </draw:polygon>
        <draw:frame draw:style-name="gr2" draw:text-style-name="P2" draw:layer="layout" svg:width="19.684cm" svg:height="16.062cm" svg:x="3.316cm" svg:y="4.227cm">
          <draw:image xlink:href="Pictures/10000000000009160000076A9B61A5E093F7678C.png" xlink:type="simple" xlink:show="embed" xlink:actuate="onLoad" loext:mime-type="image/png">
            <text:p/>
          </draw:image>
        </draw:frame>
        <draw:line draw:style-name="gr3" draw:text-style-name="P2" draw:layer="layout" svg:x1="7.796cm" svg:y1="16.793cm" svg:x2="7.973cm" svg:y2="16.615cm">
          <text:p/>
        </draw:line>
        <draw:line draw:style-name="gr3" draw:text-style-name="P2" draw:layer="layout" svg:x1="7.796cm" svg:y1="16.615cm" svg:x2="7.973cm" svg:y2="16.793cm">
          <text:p/>
        </draw:line>
        <draw:line draw:style-name="gr3" draw:text-style-name="P2" draw:layer="layout" svg:x1="8.678cm" svg:y1="15.805cm" svg:x2="8.855cm" svg:y2="15.628cm">
          <text:p/>
        </draw:line>
        <draw:line draw:style-name="gr3" draw:text-style-name="P2" draw:layer="layout" svg:x1="8.678cm" svg:y1="15.628cm" svg:x2="8.855cm" svg:y2="15.805cm">
          <text:p/>
        </draw:line>
        <draw:line draw:style-name="gr3" draw:text-style-name="P2" draw:layer="layout" svg:x1="11.359cm" svg:y1="10.055cm" svg:x2="11.536cm" svg:y2="9.877cm">
          <text:p/>
        </draw:line>
        <draw:line draw:style-name="gr3" draw:text-style-name="P2" draw:layer="layout" svg:x1="11.359cm" svg:y1="9.877cm" svg:x2="11.536cm" svg:y2="10.055cm">
          <text:p/>
        </draw:line>
        <draw:line draw:style-name="gr3" draw:text-style-name="P2" draw:layer="layout" svg:x1="11.394cm" svg:y1="12.559cm" svg:x2="11.572cm" svg:y2="12.382cm">
          <text:p/>
        </draw:line>
        <draw:line draw:style-name="gr3" draw:text-style-name="P2" draw:layer="layout" svg:x1="11.394cm" svg:y1="12.382cm" svg:x2="11.572cm" svg:y2="12.559cm">
          <text:p/>
        </draw:line>
        <draw:line draw:style-name="gr3" draw:text-style-name="P2" draw:layer="layout" svg:x1="11.853cm" svg:y1="13.794cm" svg:x2="12.03cm" svg:y2="13.617cm">
          <text:p/>
        </draw:line>
        <draw:line draw:style-name="gr3" draw:text-style-name="P2" draw:layer="layout" svg:x1="11.853cm" svg:y1="13.617cm" svg:x2="12.03cm" svg:y2="13.794cm">
          <text:p/>
        </draw:line>
        <draw:line draw:style-name="gr3" draw:text-style-name="P2" draw:layer="layout" svg:x1="12.661cm" svg:y1="11.684cm" svg:x2="12.774cm" svg:y2="11.571cm">
          <text:p/>
        </draw:line>
        <draw:line draw:style-name="gr3" draw:text-style-name="P2" draw:layer="layout" svg:x1="10.371cm" svg:y1="14.253cm" svg:x2="10.549cm" svg:y2="14.075cm">
          <text:p/>
        </draw:line>
        <draw:line draw:style-name="gr3" draw:text-style-name="P2" draw:layer="layout" svg:x1="10.371cm" svg:y1="14.075cm" svg:x2="10.549cm" svg:y2="14.253cm">
          <text:p/>
        </draw:line>
        <draw:line draw:style-name="gr3" draw:text-style-name="P2" draw:layer="layout" svg:x1="9.983cm" svg:y1="11.289cm" svg:x2="10.161cm" svg:y2="11.112cm">
          <text:p/>
        </draw:line>
        <draw:line draw:style-name="gr3" draw:text-style-name="P2" draw:layer="layout" svg:x1="9.983cm" svg:y1="11.112cm" svg:x2="10.161cm" svg:y2="11.289cm">
          <text:p/>
        </draw:line>
        <draw:line draw:style-name="gr3" draw:text-style-name="P2" draw:layer="layout" svg:x1="20.919cm" svg:y1="11.007cm" svg:x2="21.097cm" svg:y2="10.83cm">
          <text:p/>
        </draw:line>
        <draw:line draw:style-name="gr3" draw:text-style-name="P2" draw:layer="layout" svg:x1="20.919cm" svg:y1="10.83cm" svg:x2="21.097cm" svg:y2="11.007cm">
          <text:p/>
        </draw:line>
        <draw:line draw:style-name="gr3" draw:text-style-name="P2" draw:layer="layout" svg:x1="7.231cm" svg:y1="8.397cm" svg:x2="7.409cm" svg:y2="8.219cm">
          <text:p/>
        </draw:line>
        <draw:line draw:style-name="gr3" draw:text-style-name="P2" draw:layer="layout" svg:x1="7.231cm" svg:y1="8.219cm" svg:x2="7.409cm" svg:y2="8.397cm">
          <text:p/>
        </draw:line>
        <draw:line draw:style-name="gr3" draw:text-style-name="P2" draw:layer="layout" svg:x1="7.937cm" svg:y1="10.584cm" svg:x2="8.114cm" svg:y2="10.406cm">
          <text:p/>
        </draw:line>
        <draw:line draw:style-name="gr3" draw:text-style-name="P2" draw:layer="layout" svg:x1="7.937cm" svg:y1="10.406cm" svg:x2="8.114cm" svg:y2="10.584cm">
          <text:p/>
        </draw:line>
        <draw:line draw:style-name="gr3" draw:text-style-name="P2" draw:layer="layout" svg:x1="8.678cm" svg:y1="10.055cm" svg:x2="8.855cm" svg:y2="9.877cm">
          <text:p/>
        </draw:line>
        <draw:line draw:style-name="gr3" draw:text-style-name="P2" draw:layer="layout" svg:x1="8.678cm" svg:y1="9.877cm" svg:x2="8.855cm" svg:y2="10.055cm">
          <text:p/>
        </draw:line>
        <draw:line draw:style-name="gr3" draw:text-style-name="P2" draw:layer="layout" svg:x1="4.586cm" svg:y1="9.667cm" svg:x2="4.763cm" svg:y2="9.489cm">
          <text:p/>
        </draw:line>
        <draw:line draw:style-name="gr3" draw:text-style-name="P2" draw:layer="layout" svg:x1="4.586cm" svg:y1="9.489cm" svg:x2="4.763cm" svg:y2="9.667cm">
          <text:p/>
        </draw:line>
        <draw:line draw:style-name="gr3" draw:text-style-name="P2" draw:layer="layout" svg:x1="6.526cm" svg:y1="13.159cm" svg:x2="6.703cm" svg:y2="12.982cm">
          <text:p/>
        </draw:line>
        <draw:line draw:style-name="gr3" draw:text-style-name="P2" draw:layer="layout" svg:x1="6.526cm" svg:y1="12.982cm" svg:x2="6.703cm" svg:y2="13.159cm">
          <text:p/>
        </draw:line>
        <draw:line draw:style-name="gr3" draw:text-style-name="P2" draw:layer="layout" svg:x1="8.607cm" svg:y1="12.947cm" svg:x2="8.785cm" svg:y2="12.77cm">
          <text:p/>
        </draw:line>
        <draw:line draw:style-name="gr3" draw:text-style-name="P2" draw:layer="layout" svg:x1="8.607cm" svg:y1="12.77cm" svg:x2="8.785cm" svg:y2="12.947cm">
          <text:p/>
        </draw:line>
        <draw:line draw:style-name="gr3" draw:text-style-name="P2" draw:layer="layout" svg:x1="11.712cm" svg:y1="4.728cm" svg:x2="11.889cm" svg:y2="4.55cm">
          <text:p/>
        </draw:line>
        <draw:line draw:style-name="gr3" draw:text-style-name="P2" draw:layer="layout" svg:x1="11.712cm" svg:y1="4.55cm" svg:x2="11.889cm" svg:y2="4.728cm">
          <text:p/>
        </draw:line>
        <draw:line draw:style-name="gr3" draw:text-style-name="P2" draw:layer="layout" svg:x1="12.841cm" svg:y1="8.891cm" svg:x2="13.018cm" svg:y2="8.713cm">
          <text:p/>
        </draw:line>
        <draw:line draw:style-name="gr3" draw:text-style-name="P2" draw:layer="layout" svg:x1="12.841cm" svg:y1="8.713cm" svg:x2="13.018cm" svg:y2="8.891cm">
          <text:p/>
        </draw:line>
        <draw:line draw:style-name="gr3" draw:text-style-name="P2" draw:layer="layout" svg:x1="13.899cm" svg:y1="10.972cm" svg:x2="14.076cm" svg:y2="10.795cm">
          <text:p/>
        </draw:line>
        <draw:line draw:style-name="gr3" draw:text-style-name="P2" draw:layer="layout" svg:x1="13.899cm" svg:y1="10.795cm" svg:x2="14.076cm" svg:y2="10.972cm">
          <text:p/>
        </draw:line>
        <draw:line draw:style-name="gr3" draw:text-style-name="P2" draw:layer="layout" svg:x1="15.945cm" svg:y1="12.312cm" svg:x2="16.122cm" svg:y2="12.135cm">
          <text:p/>
        </draw:line>
        <draw:line draw:style-name="gr3" draw:text-style-name="P2" draw:layer="layout" svg:x1="15.945cm" svg:y1="12.135cm" svg:x2="16.122cm" svg:y2="12.312cm">
          <text:p/>
        </draw:line>
        <draw:line draw:style-name="gr3" draw:text-style-name="P2" draw:layer="layout" svg:x1="11.782cm" svg:y1="15.593cm" svg:x2="11.96cm" svg:y2="15.416cm">
          <text:p/>
        </draw:line>
        <draw:line draw:style-name="gr3" draw:text-style-name="P2" draw:layer="layout" svg:x1="11.782cm" svg:y1="15.416cm" svg:x2="11.96cm" svg:y2="15.593cm">
          <text:p/>
        </draw:line>
        <draw:line draw:style-name="gr3" draw:text-style-name="P2" draw:layer="layout" svg:x1="13.405cm" svg:y1="17.604cm" svg:x2="13.582cm" svg:y2="17.427cm">
          <text:p/>
        </draw:line>
        <draw:line draw:style-name="gr3" draw:text-style-name="P2" draw:layer="layout" svg:x1="13.405cm" svg:y1="17.427cm" svg:x2="13.582cm" svg:y2="17.604cm">
          <text:p/>
        </draw:line>
        <draw:line draw:style-name="gr3" draw:text-style-name="P2" draw:layer="layout" svg:x1="11.43cm" svg:y1="18.274cm" svg:x2="11.607cm" svg:y2="18.097cm">
          <text:p/>
        </draw:line>
        <draw:line draw:style-name="gr3" draw:text-style-name="P2" draw:layer="layout" svg:x1="11.43cm" svg:y1="18.097cm" svg:x2="11.607cm" svg:y2="18.274cm">
          <text:p/>
        </draw:line>
        <draw:line draw:style-name="gr3" draw:text-style-name="P2" draw:layer="layout" svg:x1="13.97cm" svg:y1="19.862cm" svg:x2="14.147cm" svg:y2="19.685cm">
          <text:p/>
        </draw:line>
        <draw:line draw:style-name="gr3" draw:text-style-name="P2" draw:layer="layout" svg:x1="13.97cm" svg:y1="19.685cm" svg:x2="14.147cm" svg:y2="19.862cm">
          <text:p/>
        </draw:line>
        <draw:line draw:style-name="gr3" draw:text-style-name="P2" draw:layer="layout" svg:x1="18.803cm" svg:y1="17.357cm" svg:x2="18.98cm" svg:y2="17.18cm">
          <text:p/>
        </draw:line>
        <draw:line draw:style-name="gr3" draw:text-style-name="P2" draw:layer="layout" svg:x1="18.803cm" svg:y1="17.18cm" svg:x2="18.98cm" svg:y2="17.357cm">
          <text:p/>
        </draw:line>
        <draw:line draw:style-name="gr3" draw:text-style-name="P2" draw:layer="layout" svg:x1="13.793cm" svg:y1="14.5cm" svg:x2="13.971cm" svg:y2="14.322cm">
          <text:p/>
        </draw:line>
        <draw:line draw:style-name="gr3" draw:text-style-name="P2" draw:layer="layout" svg:x1="13.793cm" svg:y1="14.322cm" svg:x2="13.971cm" svg:y2="14.5cm">
          <text:p/>
        </draw:line>
        <draw:line draw:style-name="gr3" draw:text-style-name="P2" draw:layer="layout" svg:x1="14.675cm" svg:y1="15.523cm" svg:x2="14.852cm" svg:y2="15.345cm">
          <text:p/>
        </draw:line>
        <draw:line draw:style-name="gr3" draw:text-style-name="P2" draw:layer="layout" svg:x1="14.675cm" svg:y1="15.345cm" svg:x2="14.852cm" svg:y2="15.523cm">
          <text:p/>
        </draw:line>
        <draw:line draw:style-name="gr3" draw:text-style-name="P2" draw:layer="layout" svg:x1="16.545cm" svg:y1="14.464cm" svg:x2="16.722cm" svg:y2="14.287cm">
          <text:p/>
        </draw:line>
        <draw:line draw:style-name="gr3" draw:text-style-name="P2" draw:layer="layout" svg:x1="16.545cm" svg:y1="14.287cm" svg:x2="16.722cm" svg:y2="14.464cm">
          <text:p/>
        </draw:line>
        <draw:line draw:style-name="gr3" draw:text-style-name="P2" draw:layer="layout" svg:x1="9.983cm" svg:y1="8.502cm" svg:x2="10.161cm" svg:y2="8.325cm">
          <text:p/>
        </draw:line>
        <draw:line draw:style-name="gr3" draw:text-style-name="P2" draw:layer="layout" svg:x1="9.983cm" svg:y1="8.325cm" svg:x2="10.161cm" svg:y2="8.502cm">
          <text:p/>
        </draw:line>
        <draw:line draw:style-name="gr4" draw:text-style-name="P2" draw:layer="layout" svg:x1="13.229cm" svg:y1="13.124cm" svg:x2="13.406cm" svg:y2="12.946cm">
          <text:p/>
        </draw:line>
        <draw:line draw:style-name="gr4" draw:text-style-name="P2" draw:layer="layout" svg:x1="13.229cm" svg:y1="12.946cm" svg:x2="13.406cm" svg:y2="13.124cm">
          <text:p/>
        </draw:line>
        <draw:line draw:style-name="gr5" draw:text-style-name="P2" draw:layer="layout" svg:x1="3.928cm" svg:y1="20.29cm" svg:x2="3.928cm" svg:y2="4.227cm">
          <text:p/>
        </draw:line>
        <draw:line draw:style-name="gr5" draw:text-style-name="P2" draw:layer="layout" svg:x1="7.511cm" svg:y1="20.29cm" svg:x2="7.511cm" svg:y2="4.227cm">
          <text:p/>
        </draw:line>
        <draw:line draw:style-name="gr5" draw:text-style-name="P2" draw:layer="layout" svg:x1="11.094cm" svg:y1="20.29cm" svg:x2="11.094cm" svg:y2="4.227cm">
          <text:p/>
        </draw:line>
        <draw:line draw:style-name="gr5" draw:text-style-name="P2" draw:layer="layout" svg:x1="14.677cm" svg:y1="20.29cm" svg:x2="14.677cm" svg:y2="4.227cm">
          <text:p/>
        </draw:line>
        <draw:line draw:style-name="gr5" draw:text-style-name="P2" draw:layer="layout" svg:x1="18.26cm" svg:y1="20.29cm" svg:x2="18.26cm" svg:y2="4.227cm">
          <text:p/>
        </draw:line>
        <draw:line draw:style-name="gr5" draw:text-style-name="P2" draw:layer="layout" svg:x1="21.843cm" svg:y1="20.29cm" svg:x2="21.843cm" svg:y2="4.227cm">
          <text:p/>
        </draw:line>
        <draw:line draw:style-name="gr5" draw:text-style-name="P2" draw:layer="layout" svg:x1="23.001cm" svg:y1="19.221cm" svg:x2="3.316cm" svg:y2="19.221cm">
          <text:p/>
        </draw:line>
        <draw:line draw:style-name="gr5" draw:text-style-name="P2" draw:layer="layout" svg:x1="23.001cm" svg:y1="17.787cm" svg:x2="3.316cm" svg:y2="17.787cm">
          <text:p/>
        </draw:line>
        <draw:line draw:style-name="gr5" draw:text-style-name="P2" draw:layer="layout" svg:x1="23.001cm" svg:y1="16.354cm" svg:x2="3.316cm" svg:y2="16.354cm">
          <text:p/>
        </draw:line>
        <draw:line draw:style-name="gr6" draw:text-style-name="P2" draw:layer="layout" svg:x1="23.001cm" svg:y1="14.921cm" svg:x2="3.316cm" svg:y2="14.921cm">
          <text:p/>
        </draw:line>
        <draw:line draw:style-name="gr5" draw:text-style-name="P2" draw:layer="layout" svg:x1="23.001cm" svg:y1="13.488cm" svg:x2="3.316cm" svg:y2="13.488cm">
          <text:p/>
        </draw:line>
        <draw:line draw:style-name="gr5" draw:text-style-name="P2" draw:layer="layout" svg:x1="23.001cm" svg:y1="12.054cm" svg:x2="3.316cm" svg:y2="12.054cm">
          <text:p/>
        </draw:line>
        <draw:line draw:style-name="gr5" draw:text-style-name="P2" draw:layer="layout" svg:x1="23.001cm" svg:y1="10.621cm" svg:x2="3.316cm" svg:y2="10.621cm">
          <text:p/>
        </draw:line>
        <draw:line draw:style-name="gr5" draw:text-style-name="P2" draw:layer="layout" svg:x1="23.001cm" svg:y1="9.188cm" svg:x2="3.316cm" svg:y2="9.188cm">
          <text:p/>
        </draw:line>
        <draw:line draw:style-name="gr5" draw:text-style-name="P2" draw:layer="layout" svg:x1="23.001cm" svg:y1="7.755cm" svg:x2="3.316cm" svg:y2="7.755cm">
          <text:p/>
        </draw:line>
        <draw:line draw:style-name="gr5" draw:text-style-name="P2" draw:layer="layout" svg:x1="23.001cm" svg:y1="6.321cm" svg:x2="3.316cm" svg:y2="6.321cm">
          <text:p/>
        </draw:line>
        <draw:line draw:style-name="gr5" draw:text-style-name="P2" draw:layer="layout" svg:x1="23.001cm" svg:y1="4.888cm" svg:x2="3.316cm" svg:y2="4.888cm">
          <text:p/>
        </draw:line>
        <draw:line draw:style-name="gr6" draw:text-style-name="P2" draw:layer="layout" svg:x1="3.316cm" svg:y1="20.29cm" svg:x2="23.001cm" svg:y2="20.29cm">
          <text:p/>
        </draw:line>
        <draw:line draw:style-name="gr6" draw:text-style-name="P2" draw:layer="layout" svg:x1="3.316cm" svg:y1="4.227cm" svg:x2="23.001cm" svg:y2="4.227cm">
          <text:p/>
        </draw:line>
        <draw:line draw:style-name="gr6" draw:text-style-name="P2" draw:layer="layout" svg:x1="3.928cm" svg:y1="20.29cm" svg:x2="3.928cm" svg:y2="20.093cm">
          <text:p/>
        </draw:line>
        <draw:line draw:style-name="gr6" draw:text-style-name="P2" draw:layer="layout" svg:x1="7.511cm" svg:y1="20.29cm" svg:x2="7.511cm" svg:y2="20.093cm">
          <text:p/>
        </draw:line>
        <draw:line draw:style-name="gr6" draw:text-style-name="P2" draw:layer="layout" svg:x1="11.094cm" svg:y1="20.29cm" svg:x2="11.094cm" svg:y2="20.093cm">
          <text:p/>
        </draw:line>
        <draw:line draw:style-name="gr6" draw:text-style-name="P2" draw:layer="layout" svg:x1="14.677cm" svg:y1="20.29cm" svg:x2="14.677cm" svg:y2="20.093cm">
          <text:p/>
        </draw:line>
        <draw:line draw:style-name="gr6" draw:text-style-name="P2" draw:layer="layout" svg:x1="18.26cm" svg:y1="20.29cm" svg:x2="18.26cm" svg:y2="20.093cm">
          <text:p/>
        </draw:line>
        <draw:line draw:style-name="gr6" draw:text-style-name="P2" draw:layer="layout" svg:x1="21.843cm" svg:y1="20.29cm" svg:x2="21.843cm" svg:y2="20.093cm">
          <text:p/>
        </draw:line>
        <draw:line draw:style-name="gr6" draw:text-style-name="P2" draw:layer="layout" svg:x1="3.928cm" svg:y1="4.227cm" svg:x2="3.928cm" svg:y2="4.424cm">
          <text:p/>
        </draw:line>
        <draw:line draw:style-name="gr6" draw:text-style-name="P2" draw:layer="layout" svg:x1="7.511cm" svg:y1="4.227cm" svg:x2="7.511cm" svg:y2="4.424cm">
          <text:p/>
        </draw:line>
        <draw:line draw:style-name="gr6" draw:text-style-name="P2" draw:layer="layout" svg:x1="11.094cm" svg:y1="4.227cm" svg:x2="11.094cm" svg:y2="4.424cm">
          <text:p/>
        </draw:line>
        <draw:line draw:style-name="gr6" draw:text-style-name="P2" draw:layer="layout" svg:x1="14.677cm" svg:y1="4.227cm" svg:x2="14.677cm" svg:y2="4.424cm">
          <text:p/>
        </draw:line>
        <draw:line draw:style-name="gr6" draw:text-style-name="P2" draw:layer="layout" svg:x1="18.26cm" svg:y1="4.227cm" svg:x2="18.26cm" svg:y2="4.424cm">
          <text:p/>
        </draw:line>
        <draw:line draw:style-name="gr6" draw:text-style-name="P2" draw:layer="layout" svg:x1="21.843cm" svg:y1="4.227cm" svg:x2="21.843cm" svg:y2="4.424cm">
          <text:p/>
        </draw:line>
        <draw:frame draw:style-name="gr7" draw:text-style-name="P4" draw:layer="layout" svg:width="1.717cm" svg:height="0.784cm" svg:x="11.06cm" svg:y="21.456cm">
          <draw:text-box>
            <text:p text:style-name="P3"><text:span text:style-name="T1">X (m)</text:span></text:p>
          </draw:text-box>
        </draw:frame>
        <draw:frame draw:style-name="gr8" draw:text-style-name="P6" draw:layer="layout" svg:width="0.916cm" svg:height="0.636cm" svg:x="3.399cm" svg:y="20.625cm">
          <draw:text-box>
            <text:p text:style-name="P5"><text:span text:style-name="T2">-10</text:span></text:p>
          </draw:text-box>
        </draw:frame>
        <draw:frame draw:style-name="gr8" draw:text-style-name="P6" draw:layer="layout" svg:width="0.634cm" svg:height="0.636cm" svg:x="7.194cm" svg:y="20.625cm">
          <draw:text-box>
            <text:p text:style-name="P5"><text:span text:style-name="T2">-5</text:span></text:p>
          </draw:text-box>
        </draw:frame>
        <draw:frame draw:style-name="gr8" draw:text-style-name="P6" draw:layer="layout" svg:width="0.634cm" svg:height="0.636cm" svg:x="10.883cm" svg:y="20.625cm">
          <draw:text-box>
            <text:p text:style-name="P5"><text:span text:style-name="T2">0</text:span></text:p>
          </draw:text-box>
        </draw:frame>
        <draw:frame draw:style-name="gr8" draw:text-style-name="P6" draw:layer="layout" svg:width="0.634cm" svg:height="0.636cm" svg:x="14.466cm" svg:y="20.625cm">
          <draw:text-box>
            <text:p text:style-name="P5"><text:span text:style-name="T2">5</text:span></text:p>
          </draw:text-box>
        </draw:frame>
        <draw:frame draw:style-name="gr8" draw:text-style-name="P6" draw:layer="layout" svg:width="0.705cm" svg:height="0.636cm" svg:x="17.855cm" svg:y="20.625cm">
          <draw:text-box>
            <text:p text:style-name="P5"><text:span text:style-name="T2">10</text:span></text:p>
          </draw:text-box>
        </draw:frame>
        <draw:frame draw:style-name="gr8" draw:text-style-name="P6" draw:layer="layout" svg:width="0.705cm" svg:height="0.636cm" svg:x="21.438cm" svg:y="20.625cm">
          <draw:text-box>
            <text:p text:style-name="P5"><text:span text:style-name="T2">15</text:span></text:p>
          </draw:text-box>
        </draw:frame>
        <draw:line draw:style-name="gr6" draw:text-style-name="P2" draw:layer="layout" svg:x1="3.316cm" svg:y1="20.29cm" svg:x2="3.316cm" svg:y2="4.227cm">
          <text:p/>
        </draw:line>
        <draw:line draw:style-name="gr6" draw:text-style-name="P2" draw:layer="layout" svg:x1="23.001cm" svg:y1="20.29cm" svg:x2="23.001cm" svg:y2="4.227cm">
          <text:p/>
        </draw:line>
        <draw:line draw:style-name="gr6" draw:text-style-name="P2" draw:layer="layout" svg:x1="3.316cm" svg:y1="19.221cm" svg:x2="3.512cm" svg:y2="19.221cm">
          <text:p/>
        </draw:line>
        <draw:line draw:style-name="gr6" draw:text-style-name="P2" draw:layer="layout" svg:x1="3.316cm" svg:y1="17.787cm" svg:x2="3.512cm" svg:y2="17.787cm">
          <text:p/>
        </draw:line>
        <draw:line draw:style-name="gr6" draw:text-style-name="P2" draw:layer="layout" svg:x1="3.316cm" svg:y1="16.354cm" svg:x2="3.512cm" svg:y2="16.354cm">
          <text:p/>
        </draw:line>
        <draw:line draw:style-name="gr6" draw:text-style-name="P2" draw:layer="layout" svg:x1="3.316cm" svg:y1="14.921cm" svg:x2="3.512cm" svg:y2="14.921cm">
          <text:p/>
        </draw:line>
        <draw:line draw:style-name="gr6" draw:text-style-name="P2" draw:layer="layout" svg:x1="3.316cm" svg:y1="13.488cm" svg:x2="3.512cm" svg:y2="13.488cm">
          <text:p/>
        </draw:line>
        <draw:line draw:style-name="gr6" draw:text-style-name="P2" draw:layer="layout" svg:x1="3.316cm" svg:y1="12.054cm" svg:x2="3.512cm" svg:y2="12.054cm">
          <text:p/>
        </draw:line>
        <draw:line draw:style-name="gr6" draw:text-style-name="P2" draw:layer="layout" svg:x1="3.316cm" svg:y1="10.621cm" svg:x2="3.512cm" svg:y2="10.621cm">
          <text:p/>
        </draw:line>
        <draw:line draw:style-name="gr6" draw:text-style-name="P2" draw:layer="layout" svg:x1="3.316cm" svg:y1="9.188cm" svg:x2="3.512cm" svg:y2="9.188cm">
          <text:p/>
        </draw:line>
        <draw:line draw:style-name="gr6" draw:text-style-name="P2" draw:layer="layout" svg:x1="3.316cm" svg:y1="7.755cm" svg:x2="3.512cm" svg:y2="7.755cm">
          <text:p/>
        </draw:line>
        <draw:line draw:style-name="gr6" draw:text-style-name="P2" draw:layer="layout" svg:x1="3.316cm" svg:y1="6.321cm" svg:x2="3.512cm" svg:y2="6.321cm">
          <text:p/>
        </draw:line>
        <draw:line draw:style-name="gr6" draw:text-style-name="P2" draw:layer="layout" svg:x1="3.316cm" svg:y1="4.888cm" svg:x2="3.512cm" svg:y2="4.888cm">
          <text:p/>
        </draw:line>
        <draw:line draw:style-name="gr6" draw:text-style-name="P2" draw:layer="layout" svg:x1="23.001cm" svg:y1="19.221cm" svg:x2="22.804cm" svg:y2="19.221cm">
          <text:p/>
        </draw:line>
        <draw:line draw:style-name="gr6" draw:text-style-name="P2" draw:layer="layout" svg:x1="23.001cm" svg:y1="17.787cm" svg:x2="22.804cm" svg:y2="17.787cm">
          <text:p/>
        </draw:line>
        <draw:line draw:style-name="gr6" draw:text-style-name="P2" draw:layer="layout" svg:x1="23.001cm" svg:y1="16.354cm" svg:x2="22.804cm" svg:y2="16.354cm">
          <text:p/>
        </draw:line>
        <draw:line draw:style-name="gr5" draw:text-style-name="P2" draw:layer="layout" svg:x1="23.001cm" svg:y1="14.921cm" svg:x2="22.804cm" svg:y2="14.921cm">
          <text:p/>
        </draw:line>
        <draw:line draw:style-name="gr6" draw:text-style-name="P2" draw:layer="layout" svg:x1="23.001cm" svg:y1="13.488cm" svg:x2="22.804cm" svg:y2="13.488cm">
          <text:p/>
        </draw:line>
        <draw:line draw:style-name="gr6" draw:text-style-name="P2" draw:layer="layout" svg:x1="23.001cm" svg:y1="12.054cm" svg:x2="22.804cm" svg:y2="12.054cm">
          <text:p/>
        </draw:line>
        <draw:line draw:style-name="gr6" draw:text-style-name="P2" draw:layer="layout" svg:x1="23.001cm" svg:y1="10.621cm" svg:x2="22.804cm" svg:y2="10.621cm">
          <text:p/>
        </draw:line>
        <draw:line draw:style-name="gr6" draw:text-style-name="P2" draw:layer="layout" svg:x1="23.001cm" svg:y1="9.188cm" svg:x2="22.804cm" svg:y2="9.188cm">
          <text:p/>
        </draw:line>
        <draw:line draw:style-name="gr6" draw:text-style-name="P2" draw:layer="layout" svg:x1="23.001cm" svg:y1="7.755cm" svg:x2="22.804cm" svg:y2="7.755cm">
          <text:p/>
        </draw:line>
        <draw:line draw:style-name="gr6" draw:text-style-name="P2" draw:layer="layout" svg:x1="23.001cm" svg:y1="6.321cm" svg:x2="22.804cm" svg:y2="6.321cm">
          <text:p/>
        </draw:line>
        <draw:line draw:style-name="gr6" draw:text-style-name="P2" draw:layer="layout" svg:x1="23.001cm" svg:y1="4.888cm" svg:x2="22.804cm" svg:y2="4.888cm">
          <text:p/>
        </draw:line>
        <draw:frame draw:style-name="gr7" draw:text-style-name="P4" draw:layer="layout" svg:width="1.717cm" svg:height="0.784cm" draw:transform="rotate (1.5707963267949) translate (1.511cm 14.34cm)">
          <draw:text-box>
            <text:p text:style-name="P3"><text:span text:style-name="T1">Y (m)</text:span></text:p>
          </draw:text-box>
        </draw:frame>
        <draw:frame draw:style-name="gr8" draw:text-style-name="P6" draw:layer="layout" svg:width="0.634cm" svg:height="0.636cm" svg:x="2.484cm" svg:y="18.97cm">
          <draw:text-box>
            <text:p text:style-name="P5"><text:span text:style-name="T2">-8</text:span></text:p>
          </draw:text-box>
        </draw:frame>
        <draw:frame draw:style-name="gr8" draw:text-style-name="P6" draw:layer="layout" svg:width="0.634cm" svg:height="0.636cm" svg:x="2.484cm" svg:y="17.537cm">
          <draw:text-box>
            <text:p text:style-name="P5"><text:span text:style-name="T2">-6</text:span></text:p>
          </draw:text-box>
        </draw:frame>
        <draw:frame draw:style-name="gr8" draw:text-style-name="P6" draw:layer="layout" svg:width="0.634cm" svg:height="0.636cm" svg:x="2.484cm" svg:y="16.103cm">
          <draw:text-box>
            <text:p text:style-name="P5"><text:span text:style-name="T2">-4</text:span></text:p>
          </draw:text-box>
        </draw:frame>
        <draw:frame draw:style-name="gr8" draw:text-style-name="P6" draw:layer="layout" svg:width="0.634cm" svg:height="0.636cm" svg:x="2.484cm" svg:y="14.67cm">
          <draw:text-box>
            <text:p text:style-name="P5"><text:span text:style-name="T2">-2</text:span></text:p>
          </draw:text-box>
        </draw:frame>
        <draw:frame draw:style-name="gr8" draw:text-style-name="P6" draw:layer="layout" svg:width="0.634cm" svg:height="0.636cm" svg:x="2.695cm" svg:y="13.237cm">
          <draw:text-box>
            <text:p text:style-name="P5"><text:span text:style-name="T2">0</text:span></text:p>
          </draw:text-box>
        </draw:frame>
        <draw:frame draw:style-name="gr8" draw:text-style-name="P6" draw:layer="layout" svg:width="0.634cm" svg:height="0.636cm" svg:x="2.695cm" svg:y="11.804cm">
          <draw:text-box>
            <text:p text:style-name="P5"><text:span text:style-name="T2">2</text:span></text:p>
          </draw:text-box>
        </draw:frame>
        <draw:frame draw:style-name="gr8" draw:text-style-name="P6" draw:layer="layout" svg:width="0.634cm" svg:height="0.636cm" svg:x="2.695cm" svg:y="10.37cm">
          <draw:text-box>
            <text:p text:style-name="P5"><text:span text:style-name="T2">4</text:span></text:p>
          </draw:text-box>
        </draw:frame>
        <draw:frame draw:style-name="gr8" draw:text-style-name="P6" draw:layer="layout" svg:width="0.634cm" svg:height="0.636cm" svg:x="2.695cm" svg:y="8.937cm">
          <draw:text-box>
            <text:p text:style-name="P5"><text:span text:style-name="T2">6</text:span></text:p>
          </draw:text-box>
        </draw:frame>
        <draw:frame draw:style-name="gr8" draw:text-style-name="P6" draw:layer="layout" svg:width="0.634cm" svg:height="0.636cm" svg:x="2.695cm" svg:y="7.504cm">
          <draw:text-box>
            <text:p text:style-name="P5"><text:span text:style-name="T2">8</text:span></text:p>
          </draw:text-box>
        </draw:frame>
        <draw:frame draw:style-name="gr8" draw:text-style-name="P6" draw:layer="layout" svg:width="0.705cm" svg:height="0.636cm" svg:x="2.307cm" svg:y="6.071cm">
          <draw:text-box>
            <text:p text:style-name="P5"><text:span text:style-name="T2">10</text:span></text:p>
          </draw:text-box>
        </draw:frame>
        <draw:frame draw:style-name="gr8" draw:text-style-name="P6" draw:layer="layout" svg:width="0.705cm" svg:height="0.636cm" svg:x="2.307cm" svg:y="4.637cm">
          <draw:text-box>
            <text:p text:style-name="P5"><text:span text:style-name="T2">12</text:span></text:p>
          </draw:text-box>
        </draw:frame>
        <draw:line draw:style-name="gr3" draw:text-style-name="P2" draw:layer="layout" svg:x1="12.63cm" svg:y1="11.717cm" svg:x2="12.807cm" svg:y2="11.54cm">
          <text:p/>
        </draw:line>
        <draw:line draw:style-name="gr3" draw:text-style-name="P2" draw:layer="layout" svg:x1="12.63cm" svg:y1="11.54cm" svg:x2="12.807cm" svg:y2="11.7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DejaVu Sans1" svg:font-family="'DejaVu Sans'" style:font-pitch="variable"/>
    <style:font-face style:name="Helvetica1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4T11:03:35.590675596</dc:date>
    <meta:editing-duration>PT19H40M30S</meta:editing-duration>
    <meta:editing-cycles>1</meta:editing-cycles>
    <meta:document-statistic meta:object-count="137"/>
    <meta:generator>LibreOffice/6.4.1.2$Linux_X86_64 LibreOffice_project/40$Build-2</meta:generator>
  </office:meta>
</office:document-meta>
</file>